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normal" officeooo:paragraph-rsid="000672dd" style:font-size-asian="11pt" style:font-weight-asian="normal" style:font-size-complex="11pt" style:font-weight-complex="normal"/>
    </style:style>
    <style:style style:name="P2" style:family="paragraph" style:parent-style-name="Standard">
      <style:text-properties officeooo:paragraph-rsid="000672dd"/>
    </style:style>
    <style:style style:name="P3" style:family="paragraph" style:parent-style-name="Standard" style:list-style-name="WWNum2">
      <style:text-properties officeooo:paragraph-rsid="000672dd"/>
    </style:style>
    <style:style style:name="P4" style:family="paragraph" style:parent-style-name="Standard" style:list-style-name="WWNum1">
      <style:text-properties officeooo:paragraph-rsid="000672dd"/>
    </style:style>
    <style:style style:name="P5" style:family="paragraph" style:parent-style-name="Standard" style:list-style-name="WWNum3">
      <style:text-properties officeooo:paragraph-rsid="000672dd"/>
    </style:style>
    <style:style style:name="P6" style:family="paragraph" style:parent-style-name="Standard">
      <style:paragraph-properties fo:text-align="justify" style:justify-single-word="false"/>
      <style:text-properties officeooo:paragraph-rsid="000672dd"/>
    </style:style>
    <style:style style:name="P7" style:family="paragraph" style:parent-style-name="Standard">
      <style:text-properties officeooo:rsid="000672dd" officeooo:paragraph-rsid="000672dd"/>
    </style:style>
    <style:style style:name="P8" style:family="paragraph" style:parent-style-name="Standard" style:master-page-name="Standard">
      <style:paragraph-properties style:page-number="auto"/>
      <style:text-properties officeooo:paragraph-rsid="000672dd"/>
    </style:style>
    <style:style style:name="P9" style:family="paragraph" style:parent-style-name="Standard">
      <style:paragraph-properties fo:margin-left="0.423cm" fo:margin-right="0cm" fo:text-indent="0cm" style:auto-text-indent="false"/>
      <style:text-properties officeooo:paragraph-rsid="000672dd"/>
    </style:style>
    <style:style style:name="P10" style:family="paragraph" style:parent-style-name="Standard">
      <style:paragraph-properties fo:margin-left="0.423cm" fo:margin-right="0cm" fo:text-indent="0cm" style:auto-text-indent="false"/>
      <style:text-properties officeooo:rsid="000672dd" officeooo:paragraph-rsid="000672dd"/>
    </style:style>
    <style:style style:name="P11" style:family="paragraph" style:parent-style-name="Standard">
      <style:paragraph-properties fo:margin-left="0.847cm" fo:margin-right="0cm" fo:text-indent="0cm" style:auto-text-indent="false"/>
      <style:text-properties officeooo:paragraph-rsid="000672dd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officeooo:paragraph-rsid="000672d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0672dd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paragraph-rsid="000672dd"/>
    </style:style>
    <style:style style:name="P15" style:family="paragraph" style:parent-style-name="Standard">
      <style:paragraph-properties fo:margin-left="0.741cm" fo:margin-right="0cm" fo:text-indent="0.741cm" style:auto-text-indent="false"/>
      <style:text-properties officeooo:paragraph-rsid="000672dd"/>
    </style:style>
    <style:style style:name="P16" style:family="paragraph" style:parent-style-name="Standard">
      <style:paragraph-properties fo:margin-left="1.164cm" fo:margin-right="0cm" fo:text-indent="0.318cm" style:auto-text-indent="false"/>
      <style:text-properties officeooo:paragraph-rsid="000672dd"/>
    </style:style>
    <style:style style:name="P17" style:family="paragraph" style:parent-style-name="Standard">
      <style:paragraph-properties fo:margin-left="1.693cm" fo:margin-right="0cm" fo:text-indent="-0.212cm" style:auto-text-indent="false"/>
      <style:text-properties officeooo:paragraph-rsid="000672dd"/>
    </style:style>
    <style:style style:name="P18" style:family="paragraph" style:parent-style-name="Standard" style:master-page-name="Standard">
      <style:paragraph-properties style:page-number="auto"/>
      <style:text-properties officeooo:paragraph-rsid="000672dd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0672dd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normal" officeooo:rsid="000672dd" style:font-size-asian="11pt" style:font-weight-asian="normal" style:font-size-complex="11pt" style:font-weight-complex="normal"/>
    </style:style>
    <style:style style:name="T3" style:family="text">
      <style:text-properties officeooo:rsid="00067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/>本次更新主要包括：</text:span></text:p>
      <text:p text:style-name="P2"><text:span text:style-name="T1"><text:tab/>1.使用Makefile代替脚本。</text:span></text:p>
      <text:p text:style-name="P2"><text:span text:style-name="T1"><text:tab/>2.优化了目录树。将相关文件放在同一个目录下。</text:span></text:p>
      <text:p text:style-name="P2"><text:span text:style-name="T1"><text:tab/>3.将原GDT移动到kernel的数据区。</text:span></text:p>
      <text:p text:style-name="P1"/>
      <text:p text:style-name="P2"><text:span text:style-name="T1">1. Makefile 主要内容</text:span></text:p>
      <text:p text:style-name="P2"><text:span text:style-name="T1"><text:tab/>1.1汇编boot.asm和loader.asm</text:span></text:p>
      <text:p text:style-name="P2"><text:span text:style-name="T1"><text:tab/>1.2编译kernel相关文件，并链接成elf格式的可执行文件kernel.bin</text:span></text:p>
      <text:p text:style-name="P2"><text:span text:style-name="T1"><text:tab/>1.3 将boot写入映像的第一个扇区</text:span></text:p>
      <text:p text:style-name="P2"><text:span text:style-name="T1"><text:tab/>1.4 将loader和kernel拷贝到软盘中</text:span></text:p>
      <text:p text:style-name="P2"><text:span text:style-name="T1">2. 各目录内容</text:span></text:p>
      <text:p text:style-name="P2"><text:span text:style-name="T1"><text:tab/>2.1启动相关的文件boot和loader及其头文件放在/boot目录下</text:span></text:p>
      <text:p text:style-name="P2"><text:span text:style-name="T1"><text:tab/>2.2内核相关文件放在/kernel目录，</text:span></text:p>
      <text:p text:style-name="P2"><text:span text:style-name="T1"><text:tab/>2.3 /include存放kernel文件的头文件，</text:span></text:p>
      <text:p text:style-name="P2"><text:span text:style-name="T1"><text:tab/>2.4 /lib存放kernel调用的函数;如打印字符串函数disp_str，和拷贝内存函数MemCpy</text:span></text:p>
      <text:p text:style-name="P2"><text:span text:style-name="T1">3.kernel.asm内容</text:span></text:p>
      <text:p text:style-name="P2"><text:span text:style-name="T1"><text:tab/>3.1 打印字符‘K’</text:span></text:p>
      <text:p text:style-name="P2"><text:span text:style-name="T1"><text:tab/>3.2设置新堆栈 </text:span></text:p>
      <text:p text:style-name="P2"><text:span text:style-name="T1"><text:tab/>3.3</text:span><text:bookmark text:name="__DdeLink__3_482109174"/><text:span text:style-name="T1">初始化字符串打印函数的全局变量</text:span></text:p>
      <text:p text:style-name="P2"><text:span text:style-name="T1"><text:tab/>3.4移动原GDT至内核区 </text:span></text:p>
      <text:p text:style-name="P2"/>
      <text:p text:style-name="P2"/>
      <text:p text:style-name="P8">本文档用来介绍实现本工程所需的所有技术。</text:p>
      <text:p text:style-name="P2">目录：</text:p>
      <text:p text:style-name="P2">1.工程文件介绍</text:p>
      <text:p text:style-name="P2">2.运行代码流程</text:p>
      <text:p text:style-name="P2">3.<text:bookmark text:name="_GoBack"/>一些重要的结构</text:p>
      <text:p text:style-name="P2">4.调试技术</text:p>
      <text:p text:style-name="P2">5.代码细节</text:p>
      <text:p text:style-name="P2"/>
      <text:p text:style-name="P2"/>
      <text:p text:style-name="P2">1.工程文件介绍：</text:p>
      <text:list xml:id="list1774133844878230485" text:style-name="WWNum2">
        <text:list-header>
          <text:p text:style-name="P3"><text:span text:style-name="T2">1.1</text:span><text:span text:style-name="T1">启动相关的文件boot和loader及其头文件放在/boot目录下</text:span></text:p>
          <text:p text:style-name="P3"><text:span text:style-name="T2">1.2</text:span><text:span text:style-name="T1">内核相关文件放在/kernel目录，</text:span></text:p>
          <text:p text:style-name="P3"><text:span text:style-name="T2">1.3</text:span><text:span text:style-name="T1"> /include存放kernel文件的头文件，</text:span></text:p>
          <text:p text:style-name="P3"><text:span text:style-name="T2">1.4 </text:span><text:span text:style-name="T1">/lib存放kernel调用的函数;如打印字符串函数disp_str，和拷贝内存函数MemCpy</text:span></text:p>
        </text:list-header>
      </text:list>
      <text:p text:style-name="P2"/>
      <text:p text:style-name="P2">2.运行代码流程</text:p>
      <text:p text:style-name="P9"><text:tab/><text:span text:style-name="T3">&gt;make image </text:span></text:p>
      <text:p text:style-name="P10">Makefile执行的操作：</text:p>
      <text:p text:style-name="P10"><text:span text:style-name="T1"><text:s text:c="4"/>2.1汇编boot.asm和loader.asm</text:span></text:p>
      <text:p text:style-name="P2"><text:span text:style-name="T1"><text:tab/> </text:span><text:span text:style-name="T2">2.2</text:span><text:span text:style-name="T1">编译kernel相关文件，并链接成elf格式的可执行文件kernel.bin</text:span></text:p>
      <text:p text:style-name="P2"><text:span text:style-name="T1"><text:tab/> </text:span><text:span text:style-name="T2">2.3</text:span><text:span text:style-name="T1">将boot写入映像的第一个扇区</text:span></text:p>
      <text:p text:style-name="P10"><text:span text:style-name="T1"><text:s text:c="4"/>2.4 将loader和kernel拷贝到软盘中</text:span></text:p>
      <text:p text:style-name="P2"><text:tab/></text:p>
      <text:p text:style-name="P2">3.一些重要的结构</text:p>
      <text:list xml:id="list656310680294495608" text:style-name="WWNum1">
        <text:list-item>
          <text:p text:style-name="P4">在叙述代码功能，并详细解释之前我们还需要了解一些基本知识。首先我们必须知道ext2文件系统中的inode和目录项的结构（此处只叙述我们需要知道的成员，与本实验无关的暂不考虑）。</text:p>
        </text:list-item>
      </text:list>
      <text:list xml:id="list190325909183556" text:continue-list="list1774133844878230485" text:style-name="WWNum2">
        <text:list-item>
          <text:p text:style-name="P3">inode结构</text:p>
        </text:list-item>
      </text:list>
      <text:p text:style-name="P13">struct inode{</text:p>
      <text:p text:style-name="P13"><text:tab/><text:tab/>_u32 unknow<text:tab/><text:tab/><text:tab/>;unknow代表我也不清楚此成员的含义，由于不需要</text:p>
      <text:p text:style-name="P13"><text:tab/><text:tab/>_u32 size;<text:tab/><text:tab/><text:tab/><text:tab/>;所以我们也就不深究</text:p>
      <text:p text:style-name="P13"><text:tab/><text:tab/>_u32 Creat_T</text:p>
      <text:p text:style-name="P13"><text:tab/><text:tab/>_u32 Modif_T</text:p>
      <text:p text:style-name="P13"><text:tab/><text:tab/>_u32 Access_T</text:p>
      <text:p text:style-name="P13"><text:tab/><text:tab/>_u32 Del_T</text:p>
      <text:p text:style-name="P13"><text:tab/><text:tab/>_u16 unknow</text:p>
      <text:p text:style-name="P13"><text:tab/><text:tab/>_u16 link_count</text:p>
      <text:p text:style-name="P13"><text:tab/><text:tab/>_u32 Block_count<text:tab/>;记载了block×2数</text:p>
      <text:p text:style-name="P13"><text:tab/><text:tab/>_u32 unknow</text:p>
      <text:p text:style-name="P13"><text:tab/><text:tab/>_u32 unknow</text:p>
      <text:p text:style-name="P13"><text:tab/><text:tab/>_u32 Block[15]<text:tab/><text:tab/>;15个索引项，包括12个一级索引，2个二级，1个三级</text:p>
      <text:p text:style-name="P13"><text:tab/><text:tab/>_u32 Generation</text:p>
      <text:p text:style-name="P13"><text:tab/><text:tab/>_u32 unkown[6]<text:tab/><text:tab/><text:tab/>;代表有6个未知项，不是数组的意思</text:p>
      <text:p text:style-name="P13">}</text:p>
      <text:p text:style-name="P2"><text:tab/>这是存放在ext2磁盘上的inode结构，位置也是一一对应。也就是说索引项block数组</text:p>
      <text:p text:style-name="P2">是从偏移量为40的地方开始，block_count距头部偏移为28。</text:p>
      <text:p text:style-name="P2"><text:tab/>我们需要的成员是：Block_count和Block[15]。<text:tab/></text:p>
      <text:p text:style-name="P2"><text:tab/>最后我们可以看出一个inode占128字节。</text:p>
      <text:list xml:id="list190326658526376" text:continue-numbering="true" text:style-name="WWNum2">
        <text:list-item>
          <text:p text:style-name="P3">目录项的结构就比较简单了</text:p>
        </text:list-item>
      </text:list>
      <text:p text:style-name="P11">struct Entry_Dir{</text:p>
      <text:p text:style-name="P11"><text:tab/>_u32 inode<text:tab/><text:tab/>;inode节点号</text:p>
      <text:p text:style-name="P11"><text:tab/>_u16 rec_len<text:tab/>;本目录项的长度</text:p>
      <text:p text:style-name="P11"><text:soft-page-break/><text:tab/>_u8 <text:s/>name_len<text:tab/>;目录项名的长度</text:p>
      <text:p text:style-name="P11"><text:tab/>_u8 <text:s/>file_type <text:s/>;文件类型，常规文件或目录或链接等</text:p>
      <text:p text:style-name="P11"><text:tab/>char name[]<text:tab/><text:tab/>;长度不固定。</text:p>
      <text:p text:style-name="P11">}</text:p>
      <text:p text:style-name="P2"><text:tab/>从中可以看出目录项的长度是不固定的，所以需要两个字节来存放本目录项的长度</text:p>
      <text:p text:style-name="P2">信息rec_len。</text:p>
      <text:list xml:id="list190326345219178" text:continue-numbering="true" text:style-name="WWNum2">
        <text:list-item>
          <text:p text:style-name="P3">最后我们需要清楚ext2文件系统的格式</text:p>
        </text:list-item>
      </text:list>
      <text:p text:style-name="P2"/>
      <text:p text:style-name="P2"/>
      <text:p text:style-name="P2"><text:tab/><text:tab/><text:tab/><text:tab/><text:tab/><text:tab/>图 3.1<text:tab/>ext2文件系统</text:p>
      <text:p text:style-name="P14">如图3.1，这是一个1.44M大小的ext2文件系统结构，其InodeTable从第10个block开始，每个block1024字节，也就是占两个扇区，物理偏移为2800h。BlockTable同理。下面我们用一个ext2文件系统的真实情况来讲解一下ext2文件系统存储文件的方式。</text:p>
      <text:p text:style-name="P2"/>
      <text:p text:style-name="P2"><text:tab/><text:tab/><text:tab/><text:tab/><text:tab/><text:tab/><text:tab/>图 3.2 <text:s text:c="3"/>ext2文件系统实例</text:p>
      <text:p text:style-name="P2"><text:tab/>如图3.2，通过根目录中的内容我们可以查找到loader.bin和kernel.bin的目录项，通过目录项结构我们可以知道，loader.bin的inode号为18号，目录项长度为18个字节，目录名长度为10个字节，文件类型为1号，也就是普通文件，文件名为loader.bin。同理可得到kernel.bin的结构。然后查找InodeTable，得到第18个inode节点的信息，与struct inode结合我们可以得到loader.bin有占2个扇区，block号为96（96是从boot的第0个开始算起），进而可以寻址到loader.bin的内容。同理可得到kernel的内容。</text:p>
      <text:p text:style-name="P2"><text:tab/>有了这些知识我们就可以加载存放在ext2类型的软盘中的文件loader.bin和</text:p>
      <text:p text:style-name="P2">kernel.bin了。</text:p>
      <text:p text:style-name="P2"/>
      <text:p text:style-name="P2">4.调试技术</text:p>
      <text:p text:style-name="P2"><text:tab/>我们可以用的调试技术很简单，有两种方式，一种是通过bochs，一种是通过debugfs</text:p>
      <text:list xml:id="list190326000207876" text:continue-numbering="true" text:style-name="WWNum2">
        <text:list-item>
          <text:p text:style-name="P3">bochs基本调试命令：</text:p>
        </text:list-item>
      </text:list>
      <text:p text:style-name="P11"><text:tab/>b 0x7c00<text:tab/>打断点</text:p>
      <text:p text:style-name="P11"><text:tab/>blist<text:tab/><text:tab/><text:tab/>显示所有断点信息</text:p>
      <text:p text:style-name="P11"><text:tab/>info b<text:tab/><text:tab/>同上</text:p>
      <text:p text:style-name="P11"><text:tab/>del n<text:tab/><text:tab/>删除第n个断点</text:p>
      <text:p text:style-name="P11"><text:tab/>c<text:tab/><text:tab/><text:tab/>执行到断点处</text:p>
      <text:p text:style-name="P11"><text:tab/>n<text:tab/><text:tab/><text:tab/>单步执行，不跳入函数</text:p>
      <text:p text:style-name="P11"><text:tab/>s<text:tab/>N<text:tab/><text:tab/>单步执行，跳入函数。N可选，表示执行N条指令</text:p>
      <text:p text:style-name="P11"><text:tab/>x /12xcb addr<text:tab/>按字符显示地址addr处的12个字节内存信息，</text:p>
      <text:p text:style-name="P11"><text:tab/>u /100<text:tab/><text:tab/>显示100行反汇编代码</text:p>
      <text:p text:style-name="P2"/>
      <text:list xml:id="list190326219172611" text:continue-numbering="true" text:style-name="WWNum2">
        <text:list-item>
          <text:p text:style-name="P3">dubugfs调试：</text:p>
        </text:list-item>
      </text:list>
      <text:p text:style-name="P14">将ext2类型的a.img挂载上后，使用df查看挂载点，再使用debugfs+挂载点 （如：</text:p>
      <text:p text:style-name="P2">Sudo debugfs <text:s/>/dev/loop0）打开此文件系统。</text:p>
      <text:p text:style-name="P2"><text:tab/>Ls<text:tab/><text:tab/><text:tab/>显示文件及其inode节点信息。</text:p>
      <text:p text:style-name="P2"><text:tab/>stat &lt;12&gt; <text:tab/>显示第12个inode节点信息</text:p>
      <text:p text:style-name="P2"><text:tab/>mi &lt;12&gt;<text:tab/><text:tab/>同上</text:p>
      <text:p text:style-name="P2"/>
      <text:list xml:id="list190326163365384" text:continue-numbering="true" text:style-name="WWNum2">
        <text:list-item>
          <text:p text:style-name="P3">最后一个可能会有帮助的命令是：</text:p>
        </text:list-item>
      </text:list>
      <text:p text:style-name="P2"><text:tab/><text:tab/>xxd -u -a -g l -c 16 -s +0x2800 <text:s/>-l <text:s/>512 a.img</text:p>
      <text:p text:style-name="P14">这个命令可以用来查看镜像内容</text:p>
      <text:p text:style-name="P14"/>
      <text:p text:style-name="P14">++ 查看文件系统信息.将文件系统挂载上之后，用df命令查看挂载点，用dumpe2fs查看ext2文件系统信息。</text:p>
      <text:p text:style-name="P14"/>
      <text:p text:style-name="P2"><text:soft-page-break/>5.代码细节</text:p>
      <text:p text:style-name="P2"><text:tab/>最后我们来看看代码实现。在开始之前，我们先整体看一下代码流程，再进入函数仔细分析代码。（下文所说的boot就代表boot_ext2.asm或其二进制文件。loader，kernel同理）</text:p>
      <text:p text:style-name="P2">代码流程：</text:p>
      <text:list xml:id="list190326908376930" text:continue-numbering="true" text:style-name="WWNum2">
        <text:list-item>
          <text:p text:style-name="P3"><text:s text:c="7"/>boot负责把loader加载到内存9000h:100h处，然后jmp到loader处执行loader的代码。</text:p>
        </text:list-item>
        <text:list-item>
          <text:p text:style-name="P3"><text:s text:c="8"/>loader将kernel加载到8000h:0000处。然后进入保护模式，在保护模式下设置段寄存器，启动分页机制（call SetupPaging），装载8000h:0000处ELF格式的kernel（call InitKernel）（由于kernel是elf格式的，所以不能直接jmp到8000h:0000处执行，要按照elf格式将其装载到正确地址处，再jmp过去才能正确执行我们这里将其装载到物理内存的30400h处）。<text:tab/>好了现在我们已经把内核加载到了正确位置，我们可以将控制权交给kernle了：</text:p>
        </text:list-item>
      </text:list>
      <text:p text:style-name="P2"><text:tab/><text:tab/><text:tab/>jmp SelectorCodeKernel:KernelEntryPointPhyAddr</text:p>
      <text:p text:style-name="P12">这个jmp跳到了3G+30400处。为什么执行kernel代码要跳到这里呢？我们明明只把它装载到30400h了，为什么加上3G也能正确运行呢？这就有劳我们loader.bin中的分页机制了。看了SetupPaging自会理解。</text:p>
      <text:list xml:id="list3698543609949187311" text:style-name="WWNum3">
        <text:list-item>
          <text:p text:style-name="P5"><text:s text:c="9"/>最后kernel仅输出一个K字符便进入死循环。</text:p>
        </text:list-item>
      </text:list>
      <text:p text:style-name="P6"/>
      <text:p text:style-name="P6"/>
      <text:p text:style-name="P6">代码细节：</text:p>
      <text:list xml:id="list190325440884163" text:continue-numbering="true" text:style-name="WWNum3">
        <text:list-item>
          <text:p text:style-name="P5">boot_ext2.asm代码详解：</text:p>
        </text:list-item>
      </text:list>
      <text:p text:style-name="P15">boot的代码逻辑很简单，主要分为两部分：第一部分加载根目录文件，并在其中找到loader目录项。找到目录项后就是第二步，加载其文件内容。找loader的过程逻辑上可分为三部：</text:p>
      <text:p text:style-name="P16">1.将根目录的block读入内存</text:p>
      <text:p text:style-name="P17">2.比较目录项：先比较NameLen是否为10,如果是，继续比较文件名，如果否，继续下一个目录项的比较</text:p>
      <text:p text:style-name="P16">3.如果比较了32个目录下都没有loader.bin，则输出:No Loader</text:p>
      <text:p text:style-name="P15">在第二步中如果比较文件名后确定是loader.bin，则跳到LABEL_FILENAME_FOUND,执行加载文件内容。加载过程也分为三步：</text:p>
      <text:p text:style-name="P13">1.计算loader.bin的inode的地址</text:p>
      <text:p text:style-name="P13">2.将inode所在扇区读入8f00:0000处内存</text:p>
      <text:p text:style-name="P13">3.循环读入block数组，即loader.bin的内容。</text:p>
      <text:p text:style-name="P2"><text:tab/>加载完loader.bin后便跳入loader的代码中执行loader程序。至此boot结束</text:p>
      <text:list xml:id="list190326091044631" text:continue-numbering="true" text:style-name="WWNum3">
        <text:list-item>
          <text:p text:style-name="P5">loader_ext2.asm详解：</text:p>
        </text:list-item>
      </text:list>
      <text:p text:style-name="P2"><text:tab/><text:tab/>loader的过程上文已经叙述，现在来详细说明。</text:p>
      <text:p text:style-name="P13">1.首先是加载kernel。此过程与boot加载loader过程基本一样，再次不再叙述。</text:p>
      <text:p text:style-name="P13">2.然后就可以进入保护模式了。进入的过程比较简单，此处略过。</text:p>
      <text:p text:style-name="P13">3.进入保护模式后由于寻址方式不同，所以要从新设置段寄存器。</text:p>
      <text:p text:style-name="P13">4.启动分页机制。我们把页目录表放在<text:span text:style-name="T3">896</text:span>M--（<text:span text:style-name="T3">896</text:span>M+4k-1）处，页表紧随其后。我们需要把0-1G和3G-4G的线性地址空间映射到0-1G的物理内存（我们使用的内存就是1G大小）。由于一个页目录表便可对应1G的空间，所以我们使前256个页目录项和后256个页目录项都指向代表前1G物理内存的页表，这样便实现了我们上面的目标。读者可以对照代码自己分析一遍。</text:p>
      <text:p text:style-name="P13">5.装载ELF格式的kernel。按照ELF的ProgramHeaderTable来加载各个段的内容，</text:p>
      <text:p text:style-name="P13">ProgramHeader会指定某段应该加载到什么位置的内存。有关这部分详细信息可以</text:p>
      <text:p text:style-name="P13">参考《一个操作系统的实现》第5.3节和5.4.3节。</text:p>
      <text:p text:style-name="P13">6.通过jmp我们便可以跳入kernel了。看到这里读者应该能够理解loader最后jmp</text:p>
      <text:p text:style-name="P13">到3G+30400h处为何能正确执行了，因为我们线性地址空间的0-1G和3G-4G对应的</text:p>
      <text:p text:style-name="P13">是相同的物理空间，也就是这两部分的线性地址会转化成相同的物理地址。</text:p>
      <text:p text:style-name="P19">最后是kernel的内容。其指令流程如下：</text:p>
      <text:p text:style-name="P2"><text:span text:style-name="T1"><text:tab/>3.1 打印字符‘K’</text:span></text:p>
      <text:p text:style-name="P2"><text:span text:style-name="T1"><text:tab/>3.2设置新堆栈 </text:span></text:p>
      <text:p text:style-name="P2"><text:span text:style-name="T1"><text:tab/>3.3</text:span><text:bookmark text:name="__DdeLink__3_4821091741"/><text:span text:style-name="T1">初始化字符串打印函数的全局变量</text:span></text:p>
      <text:p text:style-name="P19"><text:span text:style-name="T1"><text:tab/>3.4移动原GDT至内核区 </text:span></text:p>
      <text:p text:style-name="P19"><text:soft-page-break/><text:span text:style-name="T1">其中第四个步骤，移动GDT利用了我们在bootloader中的函数</text:span><text:span text:style-name="T2">MemCpy函数，直接把原GDT的内存拷贝到新地址处，然后改变gdt_ptr的指针，最后将其赋值给gdtr，至此完成GDT的拷贝。</text:span></text:p>
      <text:p text:style-name="P13"/>
      <text:p text:style-name="P2"/>
      <text:p text:style-name="P2"><text:tab/></text:p>
      <text:p text:style-name="P2"/>
      <text:p text:style-name="P2"/>
      <text:p text:style-name="P2"/>
      <text:p text:style-name="P2"/>
      <text:p text:style-name="P2"><text:tab/></text:p>
      <text:p text:style-name="P2"><text:tab/></text:p>
      <text:p text:style-name="P2"><text:tab/><text:tab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ListLabel_20_1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ListLabel_20_1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ListLabel_20_1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55:06.296172897</meta:creation-date>
    <dc:date>2015-04-23T19:03:25.165659104</dc:date>
    <meta:editing-duration>P0D</meta:editing-duration>
    <meta:editing-cycles>1</meta:editing-cycles>
    <meta:document-statistic meta:table-count="0" meta:image-count="0" meta:object-count="0" meta:page-count="5" meta:paragraph-count="142" meta:word-count="2659" meta:character-count="4404" meta:non-whitespace-character-count="4138"/>
    <meta:generator>LibreOffice/4.2.7.2$Linux_x86 LibreOffice_project/420m0$Build-2</meta:generator>
  </office:meta>
</office:document-meta>
</file>